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erif" svg:font-family="Times,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list-style-name="LFO1" style:family="paragraph">
      <style:text-properties fo:font-weight="bold" style:font-weight-asian="bold" style:font-weight-complex="bold" fo:font-size="13pt" style:font-size-asian="13pt" style:font-size-complex="13pt"/>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13pt" style:font-size-asian="13pt" style:font-size-complex="13pt"/>
    </style:style>
    <style:style style:name="P13" style:parent-style-name="Standard" style:family="paragraph">
      <style:paragraph-properties fo:text-indent="0.4923in"/>
      <style:text-properties fo:font-weight="bold" style:font-weight-asian="bold" style:font-weight-complex="bold"/>
    </style:style>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list-style-name="LFO1" style:family="paragraph">
      <style:text-properties style:font-name="Times, serif" fo:font-weight="bold" style:font-weight-asian="bold" style:font-weight-complex="bold" fo:color="#000000"/>
    </style:style>
    <style:style style:name="P20" style:parent-style-name="Standard" style:family="paragraph">
      <style:paragraph-properties fo:margin-left="0.5in">
        <style:tab-stops/>
      </style:paragraph-properties>
      <style:text-properties fo:font-weight="bold" style:font-weight-asian="bold" style:font-weight-complex="bold"/>
    </style:style>
    <style:style style:name="P21" style:parent-style-name="Standard" style:family="paragraph">
      <style:paragraph-properties fo:text-indent="0.4923in"/>
      <style:text-properties style:font-name="Times, serif" fo:color="#000000"/>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list-style-name="LFO1" style:family="paragraph">
      <style:text-properties fo:font-weight="bold" style:font-weight-asian="bold" style:font-weight-complex="bold" fo:font-size="13pt" style:font-size-asian="13pt" style:font-size-complex="13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list-style-name="LFO2"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list-style-name="LFO2" style:family="paragraph">
      <style:text-properties fo:font-weight="bold" style:font-weight-asian="bold" style:font-weight-complex="bold" fo:font-size="13pt" style:font-size-asian="13pt" style:font-size-complex="13pt"/>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list-style-name="LFO2" style:family="paragraph">
      <style:text-properties fo:font-weight="bold" style:font-weight-asian="bold" style:font-weight-complex="bold" fo:font-size="13pt" style:font-size-asian="13pt" style:font-size-complex="13pt"/>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3pt" style:font-size-asian="13pt" style:font-size-complex="13pt"/>
    </style:style>
  </office:automatic-styles>
  <office:body>
    <office:text text:use-soft-page-breaks="true">
      <text:p text:style-name="P1">Name : Aarya Tiwari</text:p>
      <text:p text:style-name="P2"/>
      <text:p text:style-name="P3">Roll No.<text:s/>–<text:s/>16010421119</text:p>
      <text:p text:style-name="P4"/>
      <text:p text:style-name="P5">Batch – B2</text:p>
      <text:p text:style-name="P6"/>
      <text:p text:style-name="P7">Experiment No. 2</text:p>
      <text:p text:style-name="Standard"/>
      <text:list text:style-name="LFO1" text:continue-numbering="true">
        <text:list-item>
          <text:p text:style-name="P8">File Management</text:p>
        </text:list-item>
      </text:list>
      <text:p text:style-name="Standard"/>
      <text:p text:style-name="P9">cd (Current Directory) : <text:s text:c="3"/></text:p>
      <text:p text:style-name="Standard"/>
      <text:p text:style-name="Standard">2 cd root@ubuntu:</text:p>
      <text:p text:style-name="Standard"><text:s text:c="4"/>3 <text:s/>cd /root@ubuntu:</text:p>
      <text:p text:style-name="Standard"><text:s text:c="4"/>4 <text:s/>cd /home</text:p>
      <text:p text:style-name="Standard"><text:s text:c="4"/>5 <text:s/>cd os_it_b317</text:p>
      <text:p text:style-name="Standard"><text:s text:c="4"/>6 <text:s/>cd aarya</text:p>
      <text:p text:style-name="Standard"><text:s text:c="4"/>7 <text:s/>cd ..</text:p>
      <text:p text:style-name="Standard"><text:s text:c="4"/>8 <text:s/>cd aarya</text:p>
      <text:p text:style-name="Standard"/>
      <text:p text:style-name="Standard">l<text:span text:style-name="T10">s (Listing Files in a Directory):</text:span></text:p>
      <text:p text:style-name="P11"/>
      <text:p text:style-name="Standard">root@ubuntu:/home# ls</text:p>
      <text:p text:style-name="Standard">aarya2 <text:s/>exp2 <text:s/>exp2.txt <text:s/>os_it_b317</text:p>
      <text:p text:style-name="Standard"/>
      <text:p text:style-name="P12">2.<text:s/>Options in ls:</text:p>
      <text:p text:style-name="P13">1. ls -l (Lisis along with permissions)</text:p>
      <text:p text:style-name="Standard"/>
      <text:p text:style-name="P14">root@ubuntu:/home# ls -l</text:p>
      <text:p text:style-name="P15">total 8</text:p>
      <text:p text:style-name="P16">drwxr-xr-x <text:s/>2 root <text:s text:c="6"/>root <text:s text:c="6"/>4096 Jul 25 02:40 aarya2</text:p>
      <text:p text:style-name="P17">-rw-r--r-- <text:s/>1 root <text:s text:c="6"/>root <text:s text:c="9"/>0 Aug <text:s/>1 02:47 exp2.txt</text:p>
      <text:p text:style-name="P18">drwxr-xr-x 24 os_it_b317 os_it_b317 4096 Jul 31 07:24 os_it_b317</text:p>
      <text:p text:style-name="Standard"/>
      <text:list text:style-name="LFO1" text:continue-numbering="true">
        <text:list-item>
          <text:p text:style-name="P19"><text:bookmark-start text:name="docs-internal-guid-711f090a-7fff-0bde-a9"/><text:bookmark-end text:name="docs-internal-guid-711f090a-7fff-0bde-a9"/>ls -d (Lists all subdirectories of current directory):</text:p>
        </text:list-item>
      </text:list>
      <text:p text:style-name="P20"/>
      <text:p text:style-name="P21">root@ubuntu:/home/aarya2# ls -d.</text:p>
      <text:p text:style-name="Standard"/>
      <text:p text:style-name="P22">mkdir (Make/Create new directory):</text:p>
      <text:p text:style-name="P23"/>
      <text:p text:style-name="Standard"><text:s text:c="3"/>61 <text:s/>mkdir exp2</text:p>
      <text:p text:style-name="Standard"><text:s text:c="3"/>62 <text:s/>ls</text:p>
      <text:p text:style-name="Standard"><text:s text:c="3"/>63 <text:s/>rmdir exp2</text:p>
      <text:p text:style-name="Standard"/>
      <text:p text:style-name="Standard"/>
      <text:p text:style-name="P24">cat (Open an existing File):</text:p>
      <text:p text:style-name="Standard"><text:s text:c="3"/>59 <text:s/>touch exp2.txt</text:p>
      <text:soft-page-break/>
      <text:p text:style-name="Standard"><text:s text:c="3"/>60 <text:s/>cat exp2.txt</text:p>
      <text:p text:style-name="Standard">touch(Creates a new file): 59 <text:s/>touch exp2.txt</text:p>
      <text:p text:style-name="Standard"/>
      <text:p text:style-name="P25">pwd (Gives a path to the present working directory) :</text:p>
      <text:p text:style-name="Standard">root@ubuntu:/home/aarya2# pwd</text:p>
      <text:p text:style-name="Standard">/home/aarya2</text:p>
      <text:p text:style-name="Standard"/>
      <text:p text:style-name="Standard"/>
      <text:p text:style-name="P26">rmdir(Removes an empty directory):</text:p>
      <text:p text:style-name="Standard"><text:s text:c="3"/>63 <text:s/>rmdir exp2</text:p>
      <text:p text:style-name="Standard"/>
      <text:p text:style-name="P27">chmod (Changes permissions of a file):</text:p>
      <text:p text:style-name="Standard">root@ubuntu:/home# chmod o=rwx exp2.txt</text:p>
      <text:p text:style-name="Standard">root@ubuntu:/home# ls -l</text:p>
      <text:p text:style-name="Standard">total 8</text:p>
      <text:p text:style-name="Standard">drwxr-xr-x <text:s/>2 root <text:s text:c="6"/>root <text:s text:c="6"/>4096 Jul 25 02:40 aarya2</text:p>
      <text:p text:style-name="Standard">-rw-r--rwx <text:s/>1 root <text:s text:c="6"/>root <text:s text:c="9"/>0 Aug <text:s/>1 02:47 exp2.txt</text:p>
      <text:p text:style-name="Standard">drwxr-xr-x 24 os_it_b317 os_it_b317 4096 Jul 31 07:24 os_it_b317</text:p>
      <text:p text:style-name="Standard"/>
      <text:p text:style-name="P28">copy (cp) Copies one file on another:</text:p>
      <text:p text:style-name="Standard">drwxr-xr-x 24 os_it_b317 os_it_b317 4096 Jul 31 07:24 os_it_b317</text:p>
      <text:p text:style-name="Standard">root@ubuntu:/home# touch file1.txt</text:p>
      <text:p text:style-name="Standard">root@ubuntu:/home# touch file2.txt</text:p>
      <text:p text:style-name="Standard">root@ubuntu:/home# gedit file1.txt</text:p>
      <text:p text:style-name="Standard"/>
      <text:p text:style-name="Standard">(gedit:4033): Tepl-WARNING **: 03:01:44.443: GVfs metadata is not supported. Fallback to TeplMetadataManager. Either GVfs is not correctly installed or GVfs metadata are not supported on this platform. In the latter case, you should configure Tepl with --disable-gvfs-metadata.</text:p>
      <text:p text:style-name="Standard">root@ubuntu:/home# cp file1.txt file2.txt</text:p>
      <text:p text:style-name="Standard">root@ubuntu:/home# gedit file2.txt</text:p>
      <text:p text:style-name="Standard">find</text:p>
      <text:p text:style-name="Standard"/>
      <text:p text:style-name="P29">move(mv) Moves files from one place to another:</text:p>
      <text:p text:style-name="Standard">root@ubuntu:/home# ls</text:p>
      <text:p text:style-name="Standard">aarya2 <text:s/>exp2.txt <text:s/>file1.txt <text:s/>file2.txt <text:s/>os_it_b317</text:p>
      <text:p text:style-name="Standard">root@ubuntu:/home# mv file1.txt /home/aarya2</text:p>
      <text:p text:style-name="Standard">root@ubuntu:/home# ls</text:p>
      <text:p text:style-name="Standard">aarya2 <text:s/>exp2.txt <text:s/>file2.txt <text:s/>os_it_b317</text:p>
      <text:p text:style-name="Standard">root@ubuntu:/home# cd aarya2</text:p>
      <text:p text:style-name="Standard">root@ubuntu:/home/aarya2# ls</text:p>
      <text:p text:style-name="Standard">file1.txt</text:p>
      <text:p text:style-name="Standard">root@ubuntu:/home/aarya2#</text:p>
      <text:p text:style-name="Standard"/>
      <text:p text:style-name="P30">find (Finds a file in a directory):</text:p>
      <text:p text:style-name="Standard"/>
      <text:p text:style-name="Standard">root@ubuntu:/home# cd aarya2</text:p>
      <text:p text:style-name="Standard">root@ubuntu:/home/aarya2# ls</text:p>
      <text:p text:style-name="Standard">file1.txt</text:p>
      <text:p text:style-name="Standard">root@ubuntu:/home/aarya2# find file1.txt</text:p>
      <text:soft-page-break/>
      <text:p text:style-name="Standard">file1.txt</text:p>
      <text:p text:style-name="Standard">root@ubuntu:/home/aarya2# touch file3.txt</text:p>
      <text:p text:style-name="Standard">root@ubuntu:/home/aarya2# touch file4.txt</text:p>
      <text:p text:style-name="Standard">root@ubuntu:/home/aarya2# find file1.txt</text:p>
      <text:p text:style-name="Standard">file1.txt</text:p>
      <text:p text:style-name="Standard"/>
      <text:list text:style-name="LFO1" text:continue-numbering="true">
        <text:list-item>
          <text:p text:style-name="P31">User Management</text:p>
        </text:list-item>
      </text:list>
      <text:p text:style-name="Standard"/>
      <text:p text:style-name="Standard">root@ubuntu:/etc# cat passwd</text:p>
      <text:p text:style-name="Standard">root:x:0:0:root:/root:/bin/bash</text:p>
      <text:p text:style-name="Standard">daemon:x:1:1:daemon:/usr/sbin:/usr/sbin/nologin</text:p>
      <text:p text:style-name="Standard">bin:x:2:2:bin:/bin:/usr/sbin/nologin</text:p>
      <text:p text:style-name="Standard">sys:x:3:3:sys:/dev:/usr/sbin/nologin</text:p>
      <text:p text:style-name="Standard">sync:x:4:65534:sync:/bin:/bin/sync</text:p>
      <text:p text:style-name="Standard">games:x:5:60:games:/usr/games:/usr/sbin/nologin</text:p>
      <text:p text:style-name="Standard">man:x:6:12:man:/var/cache/man:/usr/sbin/nologin</text:p>
      <text:p text:style-name="Standard">lp:x:7:7:lp:/var/spool/lpd:/usr/sbin/nologin</text:p>
      <text:p text:style-name="Standard">mail:x:8:8:mail:/var/mail:/usr/sbin/nologin</text:p>
      <text:p text:style-name="Standard">news:x:9:9:news:/var/spool/news:/usr/sbin/nologin</text:p>
      <text:p text:style-name="Standard">uucp:x:10:10:uucp:/var/spool/uucp:/usr/sbin/nologin</text:p>
      <text:p text:style-name="Standard">proxy:x:13:13:proxy:/bin:/usr/sbin/nologin</text:p>
      <text:p text:style-name="Standard">www-data:x:33:33:www-data:/var/www:/usr/sbin/nologin</text:p>
      <text:p text:style-name="Standard">backup:x:34:34:backup:/var/backups:/usr/sbin/nologin</text:p>
      <text:p text:style-name="Standard">list:x:38:38:Mailing List Manager:/var/list:/usr/sbin/nologin</text:p>
      <text:p text:style-name="Standard">irc:x:39:39:ircd:/var/run/ircd:/usr/sbin/nologin</text:p>
      <text:p text:style-name="Standard">gnats:x:41:41:Gnats Bug-Reporting System (admin):/var/lib/gnats:/usr/sbin/nologin</text:p>
      <text:p text:style-name="Standard">nobody:x:65534:65534:nobody:/nonexistent:/usr/sbin/nologin</text:p>
      <text:p text:style-name="Standard">systemd-network:x:100:102:systemd Network Management,,,:/run/systemd:/usr/sbin/nologin</text:p>
      <text:p text:style-name="Standard">systemd-resolve:x:101:103:systemd Resolver,,,:/run/systemd:/usr/sbin/nologin</text:p>
      <text:p text:style-name="Standard">systemd-timesync:x:102:104:systemd Time Synchronization,,,:/run/systemd:/usr/sbin/nologin</text:p>
      <text:p text:style-name="Standard">messagebus:x:103:106::/nonexistent:/usr/sbin/nologin</text:p>
      <text:p text:style-name="Standard">syslog:x:104:110::/home/syslog:/usr/sbin/nologin</text:p>
      <text:p text:style-name="Standard">_apt:x:105:65534::/nonexistent:/usr/sbin/nologin</text:p>
      <text:p text:style-name="Standard">tss:x:106:111:TPM software stack,,,:/var/lib/tpm:/bin/false</text:p>
      <text:p text:style-name="Standard">uuidd:x:107:114::/run/uuidd:/usr/sbin/nologin</text:p>
      <text:p text:style-name="Standard">tcpdump:x:108:115::/nonexistent:/usr/sbin/nologin</text:p>
      <text:p text:style-name="Standard">avahi-autoipd:x:109:116:Avahi autoip daemon,,,:/var/lib/avahi-autoipd:/usr/sbin/nologin</text:p>
      <text:p text:style-name="Standard">usbmux:x:110:46:usbmux daemon,,,:/var/lib/usbmux:/usr/sbin/nologin</text:p>
      <text:p text:style-name="Standard">rtkit:x:111:117:RealtimeKit,,,:/proc:/usr/sbin/nologin</text:p>
      <text:p text:style-name="Standard">dnsmasq:x:112:65534:dnsmasq,,,:/var/lib/misc:/usr/sbin/nologin</text:p>
      <text:p text:style-name="Standard">cups-pk-helper:x:113:120:user for cups-pk-helper service,,,:/home/cups-pk-helper:/usr/sbin/nologin</text:p>
      <text:p text:style-name="Standard">speech-dispatcher:x:114:29:Speech Dispatcher,,,:/run/speech-dispatcher:/bin/false</text:p>
      <text:p text:style-name="Standard">avahi:x:115:121:Avahi mDNS daemon,,,:/var/run/avahi-daemon:/usr/sbin/nologin</text:p>
      <text:p text:style-name="Standard">kernoops:x:116:65534:Kernel Oops Tracking Daemon,,,:/:/usr/sbin/nologin</text:p>
      <text:p text:style-name="Standard">saned:x:117:123::/var/lib/saned:/usr/sbin/nologin</text:p>
      <text:p text:style-name="Standard">nm-openvpn:x:118:124:NetworkManager OpenVPN,,,:/var/lib/openvpn/chroot:/usr/sbin/nologin</text:p>
      <text:p text:style-name="Standard">hplip:x:119:7:HPLIP system user,,,:/run/hplip:/bin/false</text:p>
      <text:p text:style-name="Standard">whoopsie:x:120:125::/nonexistent:/bin/false</text:p>
      <text:p text:style-name="Standard">colord:x:121:126:colord colour management daemon,,,:/var/lib/colord:/usr/sbin/nologin</text:p>
      <text:soft-page-break/>
      <text:p text:style-name="Standard">geoclue:x:122:127::/var/lib/geoclue:/usr/sbin/nologin</text:p>
      <text:p text:style-name="Standard">pulse:x:123:128:PulseAudio daemon,,,:/var/run/pulse:/usr/sbin/nologin</text:p>
      <text:p text:style-name="Standard">gnome-initial-setup:x:124:65534::/run/gnome-initial-setup/:/bin/false</text:p>
      <text:p text:style-name="Standard">gdm:x:125:130:Gnome Display Manager:/var/lib/gdm3:/bin/false</text:p>
      <text:p text:style-name="Standard">sssd:x:126:131:SSSD system user,,,:/var/lib/sss:/usr/sbin/nologin</text:p>
      <text:p text:style-name="Standard">os_it_b317:x:1000:1000:OS_IT_B317,,,:/home/os_it_b317:/bin/bash</text:p>
      <text:p text:style-name="Standard">systemd-coredump:x:999:999:systemd Core Dumper:/:/usr/sbin/nologin</text:p>
      <text:p text:style-name="P32">kjsce:x:1001:1001::/home/kjsce:/bin/sh</text:p>
      <text:p text:style-name="P33">user1:x:1002:1003::/home/user1:/bin/sh</text:p>
      <text:p text:style-name="P34"/>
      <text:list text:style-name="LFO2" text:continue-numbering="true">
        <text:list-item>
          <text:p text:style-name="P35">User Creation</text:p>
        </text:list-item>
      </text:list>
      <text:p text:style-name="P36">os_it_b317@ubuntu:/etc$ cd ..</text:p>
      <text:p text:style-name="P37">os_it_b317@ubuntu:/$ sudo useradd aarya</text:p>
      <text:p text:style-name="P38">os_it_b317@ubuntu:/$ sudo su</text:p>
      <text:p text:style-name="P39">root@ubuntu:/# cd etc</text:p>
      <text:p text:style-name="P40">root@ubuntu:/etc# cat passwd</text:p>
      <text:p text:style-name="Standard">root:x:0:0:root:/root:/bin/bash</text:p>
      <text:p text:style-name="Standard">daemon:x:1:1:daemon:/usr/sbin:/usr/sbin/nologin</text:p>
      <text:p text:style-name="Standard">bin:x:2:2:bin:/bin:/usr/sbin/nologin</text:p>
      <text:p text:style-name="Standard">sys:x:3:3:sys:/dev:/usr/sbin/nologin</text:p>
      <text:p text:style-name="Standard">sync:x:4:65534:sync:/bin:/bin/sync</text:p>
      <text:p text:style-name="Standard">games:x:5:60:games:/usr/games:/usr/sbin/nologin</text:p>
      <text:p text:style-name="Standard">man:x:6:12:man:/var/cache/man:/usr/sbin/nologin</text:p>
      <text:p text:style-name="Standard">lp:x:7:7:lp:/var/spool/lpd:/usr/sbin/nologin</text:p>
      <text:p text:style-name="Standard">mail:x:8:8:mail:/var/mail:/usr/sbin/nologin</text:p>
      <text:p text:style-name="Standard">news:x:9:9:news:/var/spool/news:/usr/sbin/nologin</text:p>
      <text:p text:style-name="Standard">uucp:x:10:10:uucp:/var/spool/uucp:/usr/sbin/nologin</text:p>
      <text:p text:style-name="Standard">proxy:x:13:13:proxy:/bin:/usr/sbin/nologin</text:p>
      <text:p text:style-name="Standard">www-data:x:33:33:www-data:/var/www:/usr/sbin/nologin</text:p>
      <text:p text:style-name="Standard">backup:x:34:34:backup:/var/backups:/usr/sbin/nologin</text:p>
      <text:p text:style-name="Standard">list:x:38:38:Mailing List Manager:/var/list:/usr/sbin/nologin</text:p>
      <text:p text:style-name="Standard">irc:x:39:39:ircd:/var/run/ircd:/usr/sbin/nologin</text:p>
      <text:p text:style-name="Standard">gnats:x:41:41:Gnats Bug-Reporting System (admin):/var/lib/gnats:/usr/sbin/nologin</text:p>
      <text:p text:style-name="Standard">nobody:x:65534:65534:nobody:/nonexistent:/usr/sbin/nologin</text:p>
      <text:p text:style-name="Standard">systemd-network:x:100:102:systemd Network Management,,,:/run/systemd:/usr/sbin/nologin</text:p>
      <text:p text:style-name="Standard">systemd-resolve:x:101:103:systemd Resolver,,,:/run/systemd:/usr/sbin/nologin</text:p>
      <text:p text:style-name="Standard">systemd-timesync:x:102:104:systemd Time Synchronization,,,:/run/systemd:/usr/sbin/nologin</text:p>
      <text:p text:style-name="Standard">messagebus:x:103:106::/nonexistent:/usr/sbin/nologin</text:p>
      <text:p text:style-name="Standard">syslog:x:104:110::/home/syslog:/usr/sbin/nologin</text:p>
      <text:p text:style-name="Standard">_apt:x:105:65534::/nonexistent:/usr/sbin/nologin</text:p>
      <text:p text:style-name="Standard">tss:x:106:111:TPM software stack,,,:/var/lib/tpm:/bin/false</text:p>
      <text:p text:style-name="Standard">uuidd:x:107:114::/run/uuidd:/usr/sbin/nologin</text:p>
      <text:p text:style-name="Standard">tcpdump:x:108:115::/nonexistent:/usr/sbin/nologin</text:p>
      <text:p text:style-name="Standard">avahi-autoipd:x:109:116:Avahi autoip daemon,,,:/var/lib/avahi-autoipd:/usr/sbin/nologin</text:p>
      <text:p text:style-name="Standard">usbmux:x:110:46:usbmux daemon,,,:/var/lib/usbmux:/usr/sbin/nologin</text:p>
      <text:p text:style-name="Standard">rtkit:x:111:117:RealtimeKit,,,:/proc:/usr/sbin/nologin</text:p>
      <text:p text:style-name="Standard">dnsmasq:x:112:65534:dnsmasq,,,:/var/lib/misc:/usr/sbin/nologin</text:p>
      <text:p text:style-name="Standard">cups-pk-helper:x:113:120:user for cups-pk-helper service,,,:/home/cups-pk-helper:/usr/sbin/nologin</text:p>
      <text:p text:style-name="Standard">speech-dispatcher:x:114:29:Speech Dispatcher,,,:/run/speech-dispatcher:/bin/false</text:p>
      <text:soft-page-break/>
      <text:p text:style-name="Standard">avahi:x:115:121:Avahi mDNS daemon,,,:/var/run/avahi-daemon:/usr/sbin/nologin</text:p>
      <text:p text:style-name="Standard">kernoops:x:116:65534:Kernel Oops Tracking Daemon,,,:/:/usr/sbin/nologin</text:p>
      <text:p text:style-name="Standard">saned:x:117:123::/var/lib/saned:/usr/sbin/nologin</text:p>
      <text:p text:style-name="Standard">nm-openvpn:x:118:124:NetworkManager OpenVPN,,,:/var/lib/openvpn/chroot:/usr/sbin/nologin</text:p>
      <text:p text:style-name="Standard">hplip:x:119:7:HPLIP system user,,,:/run/hplip:/bin/false</text:p>
      <text:p text:style-name="Standard">whoopsie:x:120:125::/nonexistent:/bin/false</text:p>
      <text:p text:style-name="Standard">colord:x:121:126:colord colour management daemon,,,:/var/lib/colord:/usr/sbin/nologin</text:p>
      <text:p text:style-name="Standard">geoclue:x:122:127::/var/lib/geoclue:/usr/sbin/nologin</text:p>
      <text:p text:style-name="Standard">pulse:x:123:128:PulseAudio daemon,,,:/var/run/pulse:/usr/sbin/nologin</text:p>
      <text:p text:style-name="Standard">gnome-initial-setup:x:124:65534::/run/gnome-initial-setup/:/bin/false</text:p>
      <text:p text:style-name="Standard">gdm:x:125:130:Gnome Display Manager:/var/lib/gdm3:/bin/false</text:p>
      <text:p text:style-name="Standard">sssd:x:126:131:SSSD system user,,,:/var/lib/sss:/usr/sbin/nologin</text:p>
      <text:p text:style-name="Standard">os_it_b317:x:1000:1000:OS_IT_B317,,,:/home/os_it_b317:/bin/bash</text:p>
      <text:p text:style-name="Standard">systemd-coredump:x:999:999:systemd Core Dumper:/:/usr/sbin/nologin</text:p>
      <text:p text:style-name="P41">kjsce:x:1001:1001::/home/kjsce:/bin/sh</text:p>
      <text:p text:style-name="P42">aarya:x:1002:1003::/home/aarya:/bin/sh<text:s/>// User Created!!</text:p>
      <text:p text:style-name="Standard"/>
      <text:p text:style-name="Standard"/>
      <text:list text:style-name="LFO2" text:continue-numbering="true">
        <text:list-item>
          <text:p text:style-name="P43">User Deletion</text:p>
        </text:list-item>
      </text:list>
      <text:p text:style-name="Standard">root@ubuntu:/etc# sudo userdel aarya</text:p>
      <text:p text:style-name="Standard">root@ubuntu:/etc# cat passwd</text:p>
      <text:p text:style-name="Standard">root:x:0:0:root:/root:/bin/bash</text:p>
      <text:p text:style-name="Standard">daemon:x:1:1:daemon:/usr/sbin:/usr/sbin/nologin</text:p>
      <text:p text:style-name="Standard">bin:x:2:2:bin:/bin:/usr/sbin/nologin</text:p>
      <text:p text:style-name="Standard">sys:x:3:3:sys:/dev:/usr/sbin/nologin</text:p>
      <text:p text:style-name="Standard">sync:x:4:65534:sync:/bin:/bin/sync</text:p>
      <text:p text:style-name="Standard">games:x:5:60:games:/usr/games:/usr/sbin/nologin</text:p>
      <text:p text:style-name="Standard">man:x:6:12:man:/var/cache/man:/usr/sbin/nologin</text:p>
      <text:p text:style-name="Standard">lp:x:7:7:lp:/var/spool/lpd:/usr/sbin/nologin</text:p>
      <text:p text:style-name="Standard">mail:x:8:8:mail:/var/mail:/usr/sbin/nologin</text:p>
      <text:p text:style-name="Standard">news:x:9:9:news:/var/spool/news:/usr/sbin/nologin</text:p>
      <text:p text:style-name="Standard">uucp:x:10:10:uucp:/var/spool/uucp:/usr/sbin/nologin</text:p>
      <text:p text:style-name="Standard">proxy:x:13:13:proxy:/bin:/usr/sbin/nologin</text:p>
      <text:p text:style-name="Standard">www-data:x:33:33:www-data:/var/www:/usr/sbin/nologin</text:p>
      <text:p text:style-name="Standard">backup:x:34:34:backup:/var/backups:/usr/sbin/nologin</text:p>
      <text:p text:style-name="Standard">list:x:38:38:Mailing List Manager:/var/list:/usr/sbin/nologin</text:p>
      <text:p text:style-name="Standard">irc:x:39:39:ircd:/var/run/ircd:/usr/sbin/nologin</text:p>
      <text:p text:style-name="Standard">gnats:x:41:41:Gnats Bug-Reporting System (admin):/var/lib/gnats:/usr/sbin/nologin</text:p>
      <text:p text:style-name="Standard">nobody:x:65534:65534:nobody:/nonexistent:/usr/sbin/nologin</text:p>
      <text:p text:style-name="Standard">systemd-network:x:100:102:systemd Network Management,,,:/run/systemd:/usr/sbin/nologin</text:p>
      <text:p text:style-name="Standard">systemd-resolve:x:101:103:systemd Resolver,,,:/run/systemd:/usr/sbin/nologin</text:p>
      <text:p text:style-name="Standard">systemd-timesync:x:102:104:systemd Time Synchronization,,,:/run/systemd:/usr/sbin/nologin</text:p>
      <text:p text:style-name="Standard">messagebus:x:103:106::/nonexistent:/usr/sbin/nologin</text:p>
      <text:p text:style-name="Standard">syslog:x:104:110::/home/syslog:/usr/sbin/nologin</text:p>
      <text:p text:style-name="Standard">_apt:x:105:65534::/nonexistent:/usr/sbin/nologin</text:p>
      <text:p text:style-name="Standard">tss:x:106:111:TPM software stack,,,:/var/lib/tpm:/bin/false</text:p>
      <text:p text:style-name="Standard">uuidd:x:107:114::/run/uuidd:/usr/sbin/nologin</text:p>
      <text:p text:style-name="Standard">tcpdump:x:108:115::/nonexistent:/usr/sbin/nologin</text:p>
      <text:p text:style-name="Standard">avahi-autoipd:x:109:116:Avahi autoip daemon,,,:/var/lib/avahi-autoipd:/usr/sbin/nologin</text:p>
      <text:soft-page-break/>
      <text:p text:style-name="Standard">usbmux:x:110:46:usbmux daemon,,,:/var/lib/usbmux:/usr/sbin/nologin</text:p>
      <text:p text:style-name="Standard">rtkit:x:111:117:RealtimeKit,,,:/proc:/usr/sbin/nologin</text:p>
      <text:p text:style-name="Standard">dnsmasq:x:112:65534:dnsmasq,,,:/var/lib/misc:/usr/sbin/nologin</text:p>
      <text:p text:style-name="Standard">cups-pk-helper:x:113:120:user for cups-pk-helper service,,,:/home/cups-pk-helper:/usr/sbin/nologin</text:p>
      <text:p text:style-name="Standard">speech-dispatcher:x:114:29:Speech Dispatcher,,,:/run/speech-dispatcher:/bin/false</text:p>
      <text:p text:style-name="Standard">avahi:x:115:121:Avahi mDNS daemon,,,:/var/run/avahi-daemon:/usr/sbin/nologin</text:p>
      <text:p text:style-name="Standard">kernoops:x:116:65534:Kernel Oops Tracking Daemon,,,:/:/usr/sbin/nologin</text:p>
      <text:p text:style-name="Standard">saned:x:117:123::/var/lib/saned:/usr/sbin/nologin</text:p>
      <text:p text:style-name="Standard">nm-openvpn:x:118:124:NetworkManager OpenVPN,,,:/var/lib/openvpn/chroot:/usr/sbin/nologin</text:p>
      <text:p text:style-name="Standard">hplip:x:119:7:HPLIP system user,,,:/run/hplip:/bin/false</text:p>
      <text:p text:style-name="Standard">whoopsie:x:120:125::/nonexistent:/bin/false</text:p>
      <text:p text:style-name="Standard">colord:x:121:126:colord colour management daemon,,,:/var/lib/colord:/usr/sbin/nologin</text:p>
      <text:p text:style-name="Standard">geoclue:x:122:127::/var/lib/geoclue:/usr/sbin/nologin</text:p>
      <text:p text:style-name="Standard">pulse:x:123:128:PulseAudio daemon,,,:/var/run/pulse:/usr/sbin/nologin</text:p>
      <text:p text:style-name="Standard">gnome-initial-setup:x:124:65534::/run/gnome-initial-setup/:/bin/false</text:p>
      <text:p text:style-name="Standard">gdm:x:125:130:Gnome Display Manager:/var/lib/gdm3:/bin/false</text:p>
      <text:p text:style-name="Standard">sssd:x:126:131:SSSD system user,,,:/var/lib/sss:/usr/sbin/nologin</text:p>
      <text:p text:style-name="Standard">os_it_b317:x:1000:1000:OS_IT_B317,,,:/home/os_it_b317:/bin/bash</text:p>
      <text:p text:style-name="Standard">systemd-coredump:x:999:999:systemd Core Dumper:/:/usr/sbin/nologin</text:p>
      <text:p text:style-name="P44">kjsce:x:1001:1001::/home/kjsce:/bin/sh<text:s/>// User deleted</text:p>
      <text:p text:style-name="P45"/>
      <text:list text:style-name="LFO2" text:continue-numbering="true">
        <text:list-item>
          <text:p text:style-name="P46">Group addition and deletion</text:p>
        </text:list-item>
      </text:list>
      <text:p text:style-name="P47">root@ubuntu:/# cd etc</text:p>
      <text:p text:style-name="P48">root@ubuntu:/etc# su aarya1</text:p>
      <text:p text:style-name="P49">$ cd aarya_dir</text:p>
      <text:p text:style-name="P50">$ pwd</text:p>
      <text:p text:style-name="P51">/etc/aarya_dir</text:p>
      <text:p text:style-name="P52">$ exit</text:p>
      <text:p text:style-name="P53">root@ubuntu:/etc# su aarya4</text:p>
      <text:p text:style-name="P54">$ cd aarya_dir</text:p>
      <text:p text:style-name="P55">$ pwd</text:p>
      <text:p text:style-name="P56">/etc/aarya_dir</text:p>
      <text:p text:style-name="P57">$ exit</text:p>
      <text:p text:style-name="P58">root@ubuntu:/etc# su aarya1</text:p>
      <text:p text:style-name="P59">$ cd aarya_dir</text:p>
      <text:p text:style-name="P60">$ pwd</text:p>
      <text:p text:style-name="P61">/etc/aarya_dir</text:p>
      <text:p text:style-name="P62">$ exit <text:s/></text:p>
      <text:p text:style-name="Standard"/>
      <text:p text:style-name="Standard">root@ubuntu:/etc# cd aarya_dir</text:p>
      <text:p text:style-name="Standard">root@ubuntu:/etc/aarya_dir# touch myfile.txt</text:p>
      <text:p text:style-name="Standard">root@ubuntu:/etc/aarya_dir# ls -l</text:p>
      <text:p text:style-name="Standard">total 0</text:p>
      <text:p text:style-name="Standard">-rw-r--r-- 1 root root 0 Aug <text:s/>7 12:31 myfile.txt</text:p>
      <text:p text:style-name="Standard">root@ubuntu:/etc/aarya_dir# cd ..</text:p>
      <text:p text:style-name="Standard">root@ubuntu:/etc# ls -l aarya_dir</text:p>
      <text:p text:style-name="Standard">total 0</text:p>
      <text:p text:style-name="P63">-rw-r--r-- 1 root root 0 Aug <text:s/>7 12:31 myfile.txt</text:p>
      <text:p text:style-name="P64">root@ubuntu:/etc# sudo chgrp aarya_group2 myfile.txt<text:s/>// Changing Groups</text:p>
      <text:soft-page-break/>
      <text:p text:style-name="P65">chgrp: cannot access 'myfile.txt': No such file or directory</text:p>
      <text:p text:style-name="Standard">root@ubuntu:/etc# sudo chgrp aarya_group2 aarya_dir/myfile.txt</text:p>
      <text:p text:style-name="Standard">root@ubuntu:/etc# sudo chown aarya3 myfile.txt</text:p>
      <text:p text:style-name="Standard">chown: cannot access 'myfile.txt': No such file or directory</text:p>
      <text:p text:style-name="P66">root@ubuntu:/etc# sudo chown aarya3 aarya_dir/myfile.txt</text:p>
      <text:p text:style-name="P67">root@ubuntu:/etc# cd aarya_dir</text:p>
      <text:p text:style-name="P68">root@ubuntu:/etc/aarya_dir# ls -l</text:p>
      <text:p text:style-name="P69">total 0</text:p>
      <text:p text:style-name="P70">-rw-r--r-- 1 aarya3 aarya_group2 0 Aug <text:s/>7 12:31 myfile.txt<text:s/>// Group changed</text:p>
      <text:p text:style-name="Standard"/>
      <text:p text:style-name="P71">3. Process Management</text:p>
      <text:p text:style-name="Standard">-rw-r--r-- 1 aarya3 aarya_group2 0 Aug <text:s/>7 12:31 myfile.txt</text:p>
      <text:p text:style-name="Standard">root@ubuntu:/etc/aarya_dir# cd ..</text:p>
      <text:p text:style-name="Standard">root@ubuntu:/etc# cd ..</text:p>
      <text:p text:style-name="Standard">root@ubuntu:/# jobs</text:p>
      <text:p text:style-name="Standard">root@ubuntu:/#</text:p>
      <text:p text:style-name="Standard"/>
      <text:p text:style-name="Standard">root@ubuntu:/# ps</text:p>
      <text:p text:style-name="Standard"><text:s text:c="4"/>PID TTY <text:s text:c="9"/>TIME CMD</text:p>
      <text:p text:style-name="Standard"><text:s text:c="2"/>16984 pts/0 <text:s text:c="3"/>00:00:00 sudo</text:p>
      <text:p text:style-name="Standard"><text:s text:c="2"/>16988 pts/0 <text:s text:c="3"/>00:00:00 su</text:p>
      <text:p text:style-name="Standard"><text:s text:c="2"/>16989 pts/0 <text:s text:c="3"/>00:00:00 bash</text:p>
      <text:p text:style-name="Standard"><text:s text:c="2"/>17920 pts/0 <text:s text:c="3"/>00:00:00 ps</text:p>
      <text:p text:style-name="Standard">root@ubuntu:/#</text:p>
      <text:p text:style-name="Standard"/>
      <text:p text:style-name="Standard">root@ubuntu:/# su &amp;</text:p>
      <text:p text:style-name="Standard">[1] 17926</text:p>
      <text:p text:style-name="Standard"/>
      <text:p text:style-name="Standard">root@ubuntu:/# jobs</text:p>
      <text:p text:style-name="Standard">[1]+ <text:s/>Stopped <text:s text:c="16"/>su</text:p>
      <text:p text:style-name="Standard">root@ubuntu:/#</text:p>
      <text:p text:style-name="Standard"/>
      <text:p text:style-name="Standard">root@ubuntu:/# su &amp;</text:p>
      <text:p text:style-name="Standard">[1] 17986</text:p>
      <text:p text:style-name="Standard">root@ubuntu:/# bg %1</text:p>
      <text:p text:style-name="Standard">[1]+ su &amp;</text:p>
      <text:p text:style-name="Standard"/>
      <text:p text:style-name="Standard">[1]+ <text:s/>Stopped <text:s text:c="16"/>su</text:p>
      <text:p text:style-name="Standard">root@ubuntu:/# fg %1</text:p>
      <text:p text:style-name="Standard">su</text:p>
      <text:p text:style-name="Standard"/>
      <text:p text:style-name="Standard"/>
      <text:p text:style-name="P72">Outcomes</text:p>
      <text:p text:style-name="Standard">CO1: Understand basic structure of modern operating system</text:p>
      <text:p text:style-name="Standard"/>
      <text:p text:style-name="P73">Conclusion:</text:p>
      <text:p text:style-name="Standard">Students must have basic understanding of Linux Operating 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erif" svg:font-family="Times,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arya Marve</dc:creator>
    <meta:creation-date>2023-08-01T02:48:00Z</meta:creation-date>
    <dc:date>2023-08-27T17:58:00Z</dc:date>
    <meta:template xlink:href="Normal" xlink:type="simple"/>
    <meta:editing-cycles>16</meta:editing-cycles>
    <meta:editing-duration>PT17520S</meta:editing-duration>
    <meta:document-statistic meta:page-count="7" meta:paragraph-count="26" meta:word-count="1989" meta:character-count="13305" meta:row-count="94" meta:non-whitespace-character-count="11342"/>
  </office:meta>
</office:document-meta>
</file>